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0000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008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8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fo:min-height="1.107cm" fo:min-width="6.25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draw:fill="none" fo:min-height="0.24cm"/>
    </style:style>
    <style:style style:name="gr10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2" style:family="graphic" style:parent-style-name="standard">
      <style:graphic-properties draw:fill-color="#8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style:text-properties fo:font-size="18pt"/>
    </style:style>
    <style:style style:name="P5" style:family="paragraph">
      <style:text-properties fo:color="#ffffff" fo:font-size="18pt"/>
    </style:style>
    <style:style style:name="P6" style:family="paragraph">
      <style:text-properties fo: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ffffff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0.25cm" svg:y="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5cm" svg:y="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5cm" svg:y="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25cm" svg:y="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5cm" svg:y="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5cm" svg:y="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5cm" svg:y="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.25cm" svg:y="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25cm" svg:y="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5cm" svg:y="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5cm" svg:y="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5cm" svg:y="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2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2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5cm" svg:y="4.2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7cm" svg:height="1.357cm" svg:x="0.25cm" svg:y="5.201cm">
          <draw:text-box>
            <text:p text:style-name="P1"><text:span text:style-name="T1">Starting Search Area.</text:span></text:p>
            <text:p text:style-name="P1"><text:span text:style-name="T2">(Green being the starting point, red being the</text:span></text:p>
            <text:p text:style-name="P1"><text:span text:style-name="T2">goal, and blue being an obstacle)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cm" svg:height="1cm" svg:x="2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3cm" svg:y="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3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25cm" svg:x="4.25cm" svg:y="2.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0.809658240001203) translate (4.418cm 3.35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1.57236712312139) translate (3.373cm 3.875cm)">
          <text:p/>
          <draw:enhanced-geometry draw:mirror-vertical="true"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2.26805536296739) translate (2.756cm 3.51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3.11995057086566) translate (2.753cm 2.74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2.34118465862475) translate (2.584cm 1.89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1.58982041564133) translate (3.38cm 1.87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0.843168561638301) translate (4.24cm 1.72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text-style-name="P2" draw:layer="layout" svg:width="7cm" svg:height="1.357cm" svg:x="0.417cm" svg:y="5.044cm">
          <draw:text-box>
            <text:p text:style-name="P1"><text:span text:style-name="T1">Default Search Pattern.</text:span></text:p>
            <text:p text:style-name="P1"><text:span text:style-name="T2">(Green being the starting point, arrows indicate</text:span></text:p>
            <text:p text:style-name="P1"><text:span text:style-name="T2">adjacent cells)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cm" svg:height="1cm" svg:x="0.249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9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9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249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9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49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9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9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9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9cm" svg:y="1.2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249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9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49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9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9cm" svg:y="2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.249cm" svg:y="2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9cm" svg:y="2.2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249cm" svg:y="2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9cm" svg:y="2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49cm" svg:y="2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9cm" svg:y="2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9cm" svg:y="3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9cm" svg:y="3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9cm" svg:y="3.2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249cm" svg:y="3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9cm" svg:y="3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49cm" svg:y="3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9cm" svg:y="3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9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9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9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249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9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49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9cm" svg:y="4.249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7.5cm" svg:height="1.608cm" svg:x="0cm" svg:y="5.117cm">
          <draw:text-box>
            <text:p text:style-name="P1"><text:span text:style-name="T1">First Iteration</text:span></text:p>
            <text:p text:style-name="P1"><text:span text:style-name="T2">(Numbers indicate fScore, gScore and hScore. Each move is worth 10 units, with diagonal being 14 units )</text:span></text:p>
          </draw:text-box>
        </draw:frame>
        <draw:custom-shape draw:style-name="gr1" draw:text-style-name="P1" draw:layer="layout" svg:width="1cm" svg:height="1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.25cm" svg:y="2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cm" svg:height="1cm" svg:x="2.25cm" svg:y="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5cm" svg:y="3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25cm" svg:x="2.5cm" svg:y="2.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0.809658240001203) translate (2.668cm 3.35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1.57236712312139) translate (1.623cm 3.875cm)">
          <text:p/>
          <draw:enhanced-geometry draw:mirror-vertical="true"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2.26805536296739) translate (1.006cm 3.51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3.11995057086566) translate (1.003cm 2.74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2.34118465862475) translate (0.834cm 1.89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1.58982041564133) translate (1.63cm 1.87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0.843168561638301) translate (2.49cm 1.72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8" draw:layer="layout" svg:width="1.25cm" svg:height="1cm" svg:x="2.054cm" svg:y="2.178cm">
          <draw:text-box>
            <text:p><text:span text:style-name="T3">40F</text:span></text:p>
          </draw:text-box>
        </draw:frame>
        <draw:frame draw:style-name="gr8" draw:layer="layout" svg:width="1.25cm" svg:height="1cm" svg:x="2.063cm" svg:y="2.833cm">
          <draw:text-box>
            <text:p><text:span text:style-name="T3">10G</text:span></text:p>
          </draw:text-box>
        </draw:frame>
        <draw:frame draw:style-name="gr8" draw:layer="layout" svg:width="1.25cm" svg:height="1cm" svg:x="2.583cm" svg:y="2.833cm">
          <draw:text-box>
            <text:p><text:span text:style-name="T3">30H</text:span></text:p>
          </draw:text-box>
        </draw:frame>
        <draw:frame draw:style-name="gr9" draw:layer="layout" svg:width="0.739cm" svg:height="0.49cm" svg:x="2.044cm" svg:y="3.145cm">
          <draw:text-box>
            <text:p><text:span text:style-name="T3">54</text:span></text:p>
          </draw:text-box>
        </draw:frame>
        <draw:frame draw:style-name="gr9" draw:layer="layout" svg:width="0.739cm" svg:height="0.49cm" svg:x="2.062cm" svg:y="3.863cm">
          <draw:text-box>
            <text:p><text:span text:style-name="T3">14</text:span></text:p>
          </draw:text-box>
        </draw:frame>
        <draw:frame draw:style-name="gr9" draw:layer="layout" svg:width="0.739cm" svg:height="0.49cm" svg:x="2.689cm" svg:y="3.854cm">
          <draw:text-box>
            <text:p><text:span text:style-name="T3">40</text:span></text:p>
          </draw:text-box>
        </draw:frame>
        <draw:frame draw:style-name="gr9" draw:layer="layout" svg:width="0.739cm" svg:height="0.49cm" svg:x="2.035cm" svg:y="1.155cm">
          <draw:text-box>
            <text:p><text:span text:style-name="T3">54</text:span></text:p>
          </draw:text-box>
        </draw:frame>
        <draw:frame draw:style-name="gr9" draw:layer="layout" svg:width="0.739cm" svg:height="0.49cm" svg:x="2.044cm" svg:y="1.89cm">
          <draw:text-box>
            <text:p><text:span text:style-name="T3">14</text:span></text:p>
          </draw:text-box>
        </draw:frame>
        <draw:frame draw:style-name="gr9" draw:layer="layout" svg:width="0.739cm" svg:height="0.49cm" svg:x="2.725cm" svg:y="1.872cm">
          <draw:text-box>
            <text:p><text:span text:style-name="T3">40</text:span></text:p>
          </draw:text-box>
        </draw:frame>
        <draw:frame draw:style-name="gr9" draw:layer="layout" svg:width="0.739cm" svg:height="0.49cm" svg:x="1.685cm" svg:y="1.863cm">
          <draw:text-box>
            <text:p><text:span text:style-name="T3">50</text:span></text:p>
          </draw:text-box>
        </draw:frame>
        <draw:frame draw:style-name="gr9" draw:layer="layout" svg:width="0.739cm" svg:height="0.49cm" svg:x="1.048cm" svg:y="1.863cm">
          <draw:text-box>
            <text:p><text:span text:style-name="T3">10</text:span></text:p>
          </draw:text-box>
        </draw:frame>
        <draw:frame draw:style-name="gr9" draw:layer="layout" svg:width="0.739cm" svg:height="0.49cm" svg:x="1.048cm" svg:y="1.146cm">
          <draw:text-box>
            <text:p><text:span text:style-name="T3">60</text:span></text:p>
          </draw:text-box>
        </draw:frame>
        <draw:frame draw:style-name="gr9" draw:layer="layout" svg:width="0.739cm" svg:height="0.49cm" svg:x="0.052cm" svg:y="1.146cm">
          <draw:text-box>
            <text:p><text:span text:style-name="T3">74</text:span></text:p>
          </draw:text-box>
        </draw:frame>
        <draw:frame draw:style-name="gr9" draw:layer="layout" svg:width="0.739cm" svg:height="0.49cm" svg:x="0.08cm" svg:y="1.881cm">
          <draw:text-box>
            <text:p><text:span text:style-name="T3">14</text:span></text:p>
          </draw:text-box>
        </draw:frame>
        <draw:frame draw:style-name="gr9" draw:layer="layout" svg:width="0.739cm" svg:height="0.49cm" svg:x="0.699cm" svg:y="1.89cm">
          <draw:text-box>
            <text:p><text:span text:style-name="T3">60</text:span></text:p>
          </draw:text-box>
        </draw:frame>
        <draw:frame draw:style-name="gr9" draw:layer="layout" svg:width="0.739cm" svg:height="0.49cm" svg:x="0.061cm" svg:y="2.168cm">
          <draw:text-box>
            <text:p><text:span text:style-name="T3">60</text:span></text:p>
          </draw:text-box>
        </draw:frame>
        <draw:frame draw:style-name="gr9" draw:layer="layout" svg:width="0.739cm" svg:height="0.49cm" svg:x="0.681cm" svg:y="2.859cm">
          <draw:text-box>
            <text:p><text:span text:style-name="T3">50</text:span></text:p>
          </draw:text-box>
        </draw:frame>
        <draw:frame draw:style-name="gr9" draw:layer="layout" svg:width="0.739cm" svg:height="0.49cm" svg:x="0.062cm" svg:y="2.859cm">
          <draw:text-box>
            <text:p><text:span text:style-name="T3">10</text:span></text:p>
          </draw:text-box>
        </draw:frame>
        <draw:frame draw:style-name="gr9" draw:layer="layout" svg:width="0.739cm" svg:height="0.49cm" svg:x="0.053cm" svg:y="3.155cm">
          <draw:text-box>
            <text:p><text:span text:style-name="T3">74</text:span></text:p>
          </draw:text-box>
        </draw:frame>
        <draw:frame draw:style-name="gr9" draw:layer="layout" svg:width="0.739cm" svg:height="0.49cm" svg:x="0.053cm" svg:y="3.881cm">
          <draw:text-box>
            <text:p><text:span text:style-name="T3">14</text:span></text:p>
          </draw:text-box>
        </draw:frame>
        <draw:frame draw:style-name="gr9" draw:layer="layout" svg:width="0.739cm" svg:height="0.49cm" svg:x="0.707cm" svg:y="3.872cm">
          <draw:text-box>
            <text:p><text:span text:style-name="T3">60</text:span></text:p>
          </draw:text-box>
        </draw:frame>
        <draw:frame draw:style-name="gr9" draw:layer="layout" svg:width="0.739cm" svg:height="0.49cm" svg:x="1.048cm" svg:y="3.173cm">
          <draw:text-box>
            <text:p><text:span text:style-name="T3">60</text:span></text:p>
          </draw:text-box>
        </draw:frame>
        <draw:frame draw:style-name="gr9" draw:layer="layout" svg:width="0.739cm" svg:height="0.49cm" svg:x="1.703cm" svg:y="3.881cm">
          <draw:text-box>
            <text:p><text:span text:style-name="T3">50</text:span></text:p>
          </draw:text-box>
        </draw:frame>
        <draw:frame draw:style-name="gr9" draw:layer="layout" svg:width="0.739cm" svg:height="0.49cm" svg:x="1.066cm" svg:y="3.881cm">
          <draw:text-box>
            <text:p><text:span text:style-name="T3">10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cm" svg:height="1cm" svg:x="0.248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8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8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248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8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48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8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8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8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8cm" svg:y="1.2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248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8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48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8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8cm" svg:y="2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.248cm" svg:y="2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8cm" svg:y="2.2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248cm" svg:y="2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8cm" svg:y="2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48cm" svg:y="2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8cm" svg:y="2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8cm" svg:y="3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8cm" svg:y="3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8cm" svg:y="3.2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248cm" svg:y="3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8cm" svg:y="3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48cm" svg:y="3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8cm" svg:y="3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8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8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8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248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8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48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8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9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9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9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9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.249cm" svg:y="2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2.249cm" svg:y="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9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9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9cm" svg:y="3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25cm" svg:x="2.499cm" svg:y="2.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0.809658240001203) translate (2.667cm 3.35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1.57236712312139) translate (1.622cm 3.875cm)">
          <text:p/>
          <draw:enhanced-geometry draw:mirror-vertical="true"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2.26805536296739) translate (1.005cm 3.51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3.11995057086566) translate (1.002cm 2.74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2.34118465862475) translate (0.833cm 1.89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1.58982041564133) translate (1.629cm 1.87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0.843168561638301) translate (2.489cm 1.72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8" draw:layer="layout" svg:width="1.25cm" svg:height="1cm" svg:x="2.053cm" svg:y="2.178cm">
          <draw:text-box>
            <text:p><text:span text:style-name="T3">40</text:span></text:p>
          </draw:text-box>
        </draw:frame>
        <draw:frame draw:style-name="gr8" draw:layer="layout" svg:width="1.25cm" svg:height="1cm" svg:x="2.062cm" svg:y="2.833cm">
          <draw:text-box>
            <text:p><text:span text:style-name="T3">10</text:span></text:p>
          </draw:text-box>
        </draw:frame>
        <draw:frame draw:style-name="gr8" draw:layer="layout" svg:width="1.25cm" svg:height="1cm" svg:x="2.582cm" svg:y="2.833cm">
          <draw:text-box>
            <text:p><text:span text:style-name="T3">30</text:span></text:p>
          </draw:text-box>
        </draw:frame>
        <draw:frame draw:style-name="gr9" draw:layer="layout" svg:width="0.739cm" svg:height="0.49cm" svg:x="2.043cm" svg:y="3.145cm">
          <draw:text-box>
            <text:p><text:span text:style-name="T3">54</text:span></text:p>
          </draw:text-box>
        </draw:frame>
        <draw:frame draw:style-name="gr9" draw:layer="layout" svg:width="0.739cm" svg:height="0.49cm" svg:x="2.061cm" svg:y="3.863cm">
          <draw:text-box>
            <text:p><text:span text:style-name="T3">14</text:span></text:p>
          </draw:text-box>
        </draw:frame>
        <draw:frame draw:style-name="gr9" draw:layer="layout" svg:width="0.739cm" svg:height="0.49cm" svg:x="2.688cm" svg:y="3.854cm">
          <draw:text-box>
            <text:p><text:span text:style-name="T3">40</text:span></text:p>
          </draw:text-box>
        </draw:frame>
        <draw:frame draw:style-name="gr9" draw:layer="layout" svg:width="0.739cm" svg:height="0.49cm" svg:x="2.034cm" svg:y="1.155cm">
          <draw:text-box>
            <text:p><text:span text:style-name="T3">54</text:span></text:p>
          </draw:text-box>
        </draw:frame>
        <draw:frame draw:style-name="gr9" draw:layer="layout" svg:width="0.739cm" svg:height="0.49cm" svg:x="2.043cm" svg:y="1.89cm">
          <draw:text-box>
            <text:p><text:span text:style-name="T3">14</text:span></text:p>
          </draw:text-box>
        </draw:frame>
        <draw:frame draw:style-name="gr9" draw:layer="layout" svg:width="0.739cm" svg:height="0.49cm" svg:x="2.724cm" svg:y="1.872cm">
          <draw:text-box>
            <text:p><text:span text:style-name="T3">40</text:span></text:p>
          </draw:text-box>
        </draw:frame>
        <draw:frame draw:style-name="gr9" draw:layer="layout" svg:width="0.739cm" svg:height="0.49cm" svg:x="1.684cm" svg:y="1.863cm">
          <draw:text-box>
            <text:p><text:span text:style-name="T3">50</text:span></text:p>
          </draw:text-box>
        </draw:frame>
        <draw:frame draw:style-name="gr9" draw:layer="layout" svg:width="0.739cm" svg:height="0.49cm" svg:x="1.047cm" svg:y="1.863cm">
          <draw:text-box>
            <text:p><text:span text:style-name="T3">10</text:span></text:p>
          </draw:text-box>
        </draw:frame>
        <draw:frame draw:style-name="gr9" draw:layer="layout" svg:width="0.739cm" svg:height="0.49cm" svg:x="1.047cm" svg:y="1.146cm">
          <draw:text-box>
            <text:p><text:span text:style-name="T3">60</text:span></text:p>
          </draw:text-box>
        </draw:frame>
        <draw:frame draw:style-name="gr9" draw:layer="layout" svg:width="0.739cm" svg:height="0.49cm" svg:x="0.698cm" svg:y="1.89cm">
          <draw:text-box>
            <text:p><text:span text:style-name="T3">60</text:span></text:p>
          </draw:text-box>
        </draw:frame>
        <draw:frame draw:style-name="gr9" draw:layer="layout" svg:width="0.739cm" svg:height="0.49cm" svg:x="0.68cm" svg:y="2.859cm">
          <draw:text-box>
            <text:p><text:span text:style-name="T3">50</text:span></text:p>
          </draw:text-box>
        </draw:frame>
        <draw:frame draw:style-name="gr9" draw:layer="layout" svg:width="0.739cm" svg:height="0.49cm" svg:x="0.706cm" svg:y="3.872cm">
          <draw:text-box>
            <text:p><text:span text:style-name="T3">60</text:span></text:p>
          </draw:text-box>
        </draw:frame>
        <draw:frame draw:style-name="gr9" draw:layer="layout" svg:width="0.739cm" svg:height="0.49cm" svg:x="1.047cm" svg:y="3.173cm">
          <draw:text-box>
            <text:p><text:span text:style-name="T3">60</text:span></text:p>
          </draw:text-box>
        </draw:frame>
        <draw:frame draw:style-name="gr9" draw:layer="layout" svg:width="0.739cm" svg:height="0.49cm" svg:x="1.702cm" svg:y="3.881cm">
          <draw:text-box>
            <text:p><text:span text:style-name="T3">50</text:span></text:p>
          </draw:text-box>
        </draw:frame>
        <draw:frame draw:style-name="gr9" draw:layer="layout" svg:width="0.739cm" svg:height="0.49cm" svg:x="1.065cm" svg:y="3.881cm">
          <draw:text-box>
            <text:p><text:span text:style-name="T3">10</text:span></text:p>
          </draw:text-box>
        </draw:frame>
        <draw:frame draw:style-name="gr9" draw:layer="layout" svg:width="0.739cm" svg:height="0.49cm" svg:x="0.053cm" svg:y="1.147cm">
          <draw:text-box>
            <text:p><text:span text:style-name="T3">74</text:span></text:p>
          </draw:text-box>
        </draw:frame>
        <draw:frame draw:style-name="gr9" draw:layer="layout" svg:width="0.739cm" svg:height="0.49cm" svg:x="0.081cm" svg:y="1.882cm">
          <draw:text-box>
            <text:p><text:span text:style-name="T3">14</text:span></text:p>
          </draw:text-box>
        </draw:frame>
        <draw:frame draw:style-name="gr9" draw:layer="layout" svg:width="0.739cm" svg:height="0.49cm" svg:x="0.062cm" svg:y="2.169cm">
          <draw:text-box>
            <text:p><text:span text:style-name="T3">60</text:span></text:p>
          </draw:text-box>
        </draw:frame>
        <draw:frame draw:style-name="gr9" draw:layer="layout" svg:width="0.739cm" svg:height="0.49cm" svg:x="0.063cm" svg:y="2.86cm">
          <draw:text-box>
            <text:p><text:span text:style-name="T3">10</text:span></text:p>
          </draw:text-box>
        </draw:frame>
        <draw:frame draw:style-name="gr9" draw:layer="layout" svg:width="0.739cm" svg:height="0.49cm" svg:x="0.054cm" svg:y="3.156cm">
          <draw:text-box>
            <text:p><text:span text:style-name="T3">74</text:span></text:p>
          </draw:text-box>
        </draw:frame>
        <draw:frame draw:style-name="gr9" draw:layer="layout" svg:width="0.739cm" svg:height="0.49cm" svg:x="0.054cm" svg:y="3.882cm">
          <draw:text-box>
            <text:p><text:span text:style-name="T3">14</text:span></text:p>
          </draw:text-box>
        </draw:frame>
        <draw:frame draw:style-name="gr5" draw:text-style-name="P2" draw:layer="layout" svg:width="7.5cm" svg:height="1.608cm" svg:x="0cm" svg:y="5.117cm">
          <draw:text-box>
            <text:p text:style-name="P1"><text:span text:style-name="T1">First Iteration Step</text:span></text:p>
            <text:p text:style-name="P1"><text:span text:style-name="T2">(Numbers indicate fScore, gScore and hScore. Each move is worth 10 units, with diagonal being 14 units )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1cm" svg:height="1cm" svg:x="0.247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7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7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247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7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47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7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7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7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7cm" svg:y="1.2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247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7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47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7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7cm" svg:y="2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.247cm" svg:y="2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7cm" svg:y="2.2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247cm" svg:y="2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7cm" svg:y="2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47cm" svg:y="2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7cm" svg:y="2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7cm" svg:y="3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7cm" svg:y="3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7cm" svg:y="3.2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247cm" svg:y="3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7cm" svg:y="3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47cm" svg:y="3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7cm" svg:y="3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7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7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7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247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7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47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7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8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8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8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8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.248cm" svg:y="2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2.248cm" svg:y="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8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8cm" svg:y="3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.248cm" svg:y="3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25cm" svg:x="2.498cm" svg:y="2.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0.809658240001203) translate (2.666cm 3.35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1.57236712312139) translate (1.621cm 3.875cm)">
          <text:p/>
          <draw:enhanced-geometry draw:mirror-vertical="true"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2.26805536296739) translate (1.004cm 3.51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3.11995057086566) translate (1.001cm 2.74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2.34118465862475) translate (0.832cm 1.89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1.58982041564133) translate (1.628cm 1.87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0.843168561638301) translate (2.488cm 1.72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8" draw:layer="layout" svg:width="1.25cm" svg:height="1cm" svg:x="2.052cm" svg:y="2.178cm">
          <draw:text-box>
            <text:p><text:span text:style-name="T3">40</text:span></text:p>
          </draw:text-box>
        </draw:frame>
        <draw:frame draw:style-name="gr8" draw:layer="layout" svg:width="1.25cm" svg:height="1cm" svg:x="2.061cm" svg:y="2.833cm">
          <draw:text-box>
            <text:p><text:span text:style-name="T3">10</text:span></text:p>
          </draw:text-box>
        </draw:frame>
        <draw:frame draw:style-name="gr8" draw:layer="layout" svg:width="1.25cm" svg:height="1cm" svg:x="2.581cm" svg:y="2.833cm">
          <draw:text-box>
            <text:p><text:span text:style-name="T3">30</text:span></text:p>
          </draw:text-box>
        </draw:frame>
        <draw:frame draw:style-name="gr9" draw:layer="layout" svg:width="0.739cm" svg:height="0.49cm" svg:x="2.042cm" svg:y="3.145cm">
          <draw:text-box>
            <text:p><text:span text:style-name="T3">54</text:span></text:p>
          </draw:text-box>
        </draw:frame>
        <draw:frame draw:style-name="gr9" draw:layer="layout" svg:width="0.739cm" svg:height="0.49cm" svg:x="2.06cm" svg:y="3.863cm">
          <draw:text-box>
            <text:p><text:span text:style-name="T3">14</text:span></text:p>
          </draw:text-box>
        </draw:frame>
        <draw:frame draw:style-name="gr9" draw:layer="layout" svg:width="0.739cm" svg:height="0.49cm" svg:x="2.687cm" svg:y="3.854cm">
          <draw:text-box>
            <text:p><text:span text:style-name="T3">40</text:span></text:p>
          </draw:text-box>
        </draw:frame>
        <draw:frame draw:style-name="gr9" draw:layer="layout" svg:width="0.739cm" svg:height="0.49cm" svg:x="2.033cm" svg:y="1.155cm">
          <draw:text-box>
            <text:p><text:span text:style-name="T3">54</text:span></text:p>
          </draw:text-box>
        </draw:frame>
        <draw:frame draw:style-name="gr9" draw:layer="layout" svg:width="0.739cm" svg:height="0.49cm" svg:x="2.042cm" svg:y="1.89cm">
          <draw:text-box>
            <text:p><text:span text:style-name="T3">14</text:span></text:p>
          </draw:text-box>
        </draw:frame>
        <draw:frame draw:style-name="gr9" draw:layer="layout" svg:width="0.739cm" svg:height="0.49cm" svg:x="2.723cm" svg:y="1.872cm">
          <draw:text-box>
            <text:p><text:span text:style-name="T3">40</text:span></text:p>
          </draw:text-box>
        </draw:frame>
        <draw:frame draw:style-name="gr9" draw:layer="layout" svg:width="0.739cm" svg:height="0.49cm" svg:x="1.683cm" svg:y="1.863cm">
          <draw:text-box>
            <text:p><text:span text:style-name="T3">50</text:span></text:p>
          </draw:text-box>
        </draw:frame>
        <draw:frame draw:style-name="gr9" draw:layer="layout" svg:width="0.739cm" svg:height="0.49cm" svg:x="1.046cm" svg:y="1.863cm">
          <draw:text-box>
            <text:p><text:span text:style-name="T3">10</text:span></text:p>
          </draw:text-box>
        </draw:frame>
        <draw:frame draw:style-name="gr9" draw:layer="layout" svg:width="0.739cm" svg:height="0.49cm" svg:x="1.046cm" svg:y="1.146cm">
          <draw:text-box>
            <text:p><text:span text:style-name="T3">60</text:span></text:p>
          </draw:text-box>
        </draw:frame>
        <draw:frame draw:style-name="gr9" draw:layer="layout" svg:width="0.739cm" svg:height="0.49cm" svg:x="0.697cm" svg:y="1.89cm">
          <draw:text-box>
            <text:p><text:span text:style-name="T3">60</text:span></text:p>
          </draw:text-box>
        </draw:frame>
        <draw:frame draw:style-name="gr9" draw:layer="layout" svg:width="0.739cm" svg:height="0.49cm" svg:x="0.679cm" svg:y="2.859cm">
          <draw:text-box>
            <text:p><text:span text:style-name="T3">50</text:span></text:p>
          </draw:text-box>
        </draw:frame>
        <draw:frame draw:style-name="gr9" draw:layer="layout" svg:width="0.739cm" svg:height="0.49cm" svg:x="0.705cm" svg:y="3.872cm">
          <draw:text-box>
            <text:p><text:span text:style-name="T3">60</text:span></text:p>
          </draw:text-box>
        </draw:frame>
        <draw:frame draw:style-name="gr9" draw:layer="layout" svg:width="0.739cm" svg:height="0.49cm" svg:x="1.046cm" svg:y="3.173cm">
          <draw:text-box>
            <text:p><text:span text:style-name="T3">60</text:span></text:p>
          </draw:text-box>
        </draw:frame>
        <draw:frame draw:style-name="gr9" draw:layer="layout" svg:width="0.739cm" svg:height="0.49cm" svg:x="1.701cm" svg:y="3.881cm">
          <draw:text-box>
            <text:p><text:span text:style-name="T3">50</text:span></text:p>
          </draw:text-box>
        </draw:frame>
        <draw:frame draw:style-name="gr9" draw:layer="layout" svg:width="0.739cm" svg:height="0.49cm" svg:x="1.064cm" svg:y="3.881cm">
          <draw:text-box>
            <text:p><text:span text:style-name="T3">10</text:span></text:p>
          </draw:text-box>
        </draw:frame>
        <draw:custom-shape draw:style-name="gr6" draw:text-style-name="P1" draw:layer="layout" svg:width="0.5cm" svg:height="0.25cm" draw:transform="rotate (-2.26805536296739) translate (1.996cm 4.646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1.57236712312139) translate (2.631cm 5.004cm)">
          <text:p/>
          <draw:enhanced-geometry draw:mirror-vertical="true"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layer="layout" svg:width="0.739cm" svg:height="0.49cm" svg:x="1.046cm" svg:y="4.142cm">
          <draw:text-box>
            <text:p><text:span text:style-name="T3">88</text:span></text:p>
          </draw:text-box>
        </draw:frame>
        <draw:frame draw:style-name="gr9" draw:layer="layout" svg:width="0.739cm" svg:height="0.49cm" svg:x="1.701cm" svg:y="4.85cm">
          <draw:text-box>
            <text:p><text:span text:style-name="T3">60</text:span></text:p>
          </draw:text-box>
        </draw:frame>
        <draw:frame draw:style-name="gr9" draw:layer="layout" svg:width="0.739cm" svg:height="0.49cm" svg:x="1.064cm" svg:y="4.85cm">
          <draw:text-box>
            <text:p><text:span text:style-name="T3">28</text:span></text:p>
          </draw:text-box>
        </draw:frame>
        <draw:frame draw:style-name="gr9" draw:layer="layout" svg:width="0.739cm" svg:height="0.49cm" svg:x="2.059cm" svg:y="4.16cm">
          <draw:text-box>
            <text:p><text:span text:style-name="T3">74</text:span></text:p>
          </draw:text-box>
        </draw:frame>
        <draw:frame draw:style-name="gr9" draw:layer="layout" svg:width="0.739cm" svg:height="0.49cm" svg:x="2.714cm" svg:y="4.868cm">
          <draw:text-box>
            <text:p><text:span text:style-name="T3">50</text:span></text:p>
          </draw:text-box>
        </draw:frame>
        <draw:frame draw:style-name="gr9" draw:layer="layout" svg:width="0.739cm" svg:height="0.49cm" svg:x="2.077cm" svg:y="4.868cm">
          <draw:text-box>
            <text:p><text:span text:style-name="T3">24</text:span></text:p>
          </draw:text-box>
        </draw:frame>
        <draw:frame draw:style-name="gr9" draw:layer="layout" svg:width="0.739cm" svg:height="0.49cm" svg:x="0.053cm" svg:y="1.147cm">
          <draw:text-box>
            <text:p><text:span text:style-name="T3">74</text:span></text:p>
          </draw:text-box>
        </draw:frame>
        <draw:frame draw:style-name="gr9" draw:layer="layout" svg:width="0.739cm" svg:height="0.49cm" svg:x="0.081cm" svg:y="1.882cm">
          <draw:text-box>
            <text:p><text:span text:style-name="T3">14</text:span></text:p>
          </draw:text-box>
        </draw:frame>
        <draw:frame draw:style-name="gr9" draw:layer="layout" svg:width="0.739cm" svg:height="0.49cm" svg:x="0.062cm" svg:y="2.169cm">
          <draw:text-box>
            <text:p><text:span text:style-name="T3">60</text:span></text:p>
          </draw:text-box>
        </draw:frame>
        <draw:frame draw:style-name="gr9" draw:layer="layout" svg:width="0.739cm" svg:height="0.49cm" svg:x="0.063cm" svg:y="2.86cm">
          <draw:text-box>
            <text:p><text:span text:style-name="T3">10</text:span></text:p>
          </draw:text-box>
        </draw:frame>
        <draw:frame draw:style-name="gr9" draw:layer="layout" svg:width="0.739cm" svg:height="0.49cm" svg:x="0.054cm" svg:y="3.156cm">
          <draw:text-box>
            <text:p><text:span text:style-name="T3">74</text:span></text:p>
          </draw:text-box>
        </draw:frame>
        <draw:frame draw:style-name="gr9" draw:layer="layout" svg:width="0.739cm" svg:height="0.49cm" svg:x="0.054cm" svg:y="3.882cm">
          <draw:text-box>
            <text:p><text:span text:style-name="T3">14</text:span></text:p>
          </draw:text-box>
        </draw:frame>
      </draw:page>
      <draw:page draw:name="page6" draw:style-name="dp1" draw:master-page-name="Default">
        <draw:custom-shape draw:style-name="gr1" draw:text-style-name="P1" draw:layer="layout" svg:width="1cm" svg:height="1cm" svg:x="0.246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6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6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246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6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46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6cm" svg:y="0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6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6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6cm" svg:y="1.2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246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6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46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6cm" svg:y="1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6cm" svg:y="2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.246cm" svg:y="2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6cm" svg:y="2.2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246cm" svg:y="2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6cm" svg:y="2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46cm" svg:y="2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6cm" svg:y="2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6cm" svg:y="3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6cm" svg:y="3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6cm" svg:y="3.2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246cm" svg:y="3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6cm" svg:y="3.24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5.246cm" svg:y="3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6cm" svg:y="3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6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6cm" svg:y="4.24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.246cm" svg:y="4.24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3.246cm" svg:y="4.24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4.246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46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6cm" svg:y="4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7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7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7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7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.247cm" svg:y="2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2.247cm" svg:y="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7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7cm" svg:y="3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.247cm" svg:y="3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25cm" svg:x="2.497cm" svg:y="2.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0.809658240001203) translate (2.665cm 3.35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1.57236712312139) translate (1.62cm 3.875cm)">
          <text:p/>
          <draw:enhanced-geometry draw:mirror-vertical="true"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2.26805536296739) translate (1.003cm 3.51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3.11995057086566) translate (1cm 2.74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2.34118465862475) translate (0.792cm 1.02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1.58982041564133) translate (1.627cm 1.87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0.843168561638301) translate (2.487cm 1.72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8" draw:text-style-name="P4" draw:layer="layout" svg:width="1.25cm" svg:height="1cm" svg:x="2.051cm" svg:y="2.178cm">
          <draw:text-box>
            <text:p text:style-name="P4"><text:span text:style-name="T3">40</text:span></text:p>
          </draw:text-box>
        </draw:frame>
        <draw:frame draw:style-name="gr8" draw:text-style-name="P4" draw:layer="layout" svg:width="1.25cm" svg:height="1cm" svg:x="2.06cm" svg:y="2.833cm">
          <draw:text-box>
            <text:p text:style-name="P4"><text:span text:style-name="T3">10</text:span></text:p>
          </draw:text-box>
        </draw:frame>
        <draw:frame draw:style-name="gr8" draw:text-style-name="P4" draw:layer="layout" svg:width="1.25cm" svg:height="1cm" svg:x="2.58cm" svg:y="2.833cm">
          <draw:text-box>
            <text:p text:style-name="P4"><text:span text:style-name="T3">30</text:span></text:p>
          </draw:text-box>
        </draw:frame>
        <draw:frame draw:style-name="gr9" draw:text-style-name="P4" draw:layer="layout" svg:width="0.739cm" svg:height="0.49cm" svg:x="2.041cm" svg:y="3.145cm">
          <draw:text-box>
            <text:p text:style-name="P4"><text:span text:style-name="T3">54</text:span></text:p>
          </draw:text-box>
        </draw:frame>
        <draw:frame draw:style-name="gr9" draw:text-style-name="P4" draw:layer="layout" svg:width="0.739cm" svg:height="0.49cm" svg:x="2.059cm" svg:y="3.863cm">
          <draw:text-box>
            <text:p text:style-name="P4"><text:span text:style-name="T3">14</text:span></text:p>
          </draw:text-box>
        </draw:frame>
        <draw:frame draw:style-name="gr9" draw:text-style-name="P4" draw:layer="layout" svg:width="0.739cm" svg:height="0.49cm" svg:x="2.686cm" svg:y="3.854cm">
          <draw:text-box>
            <text:p text:style-name="P4"><text:span text:style-name="T3">40</text:span></text:p>
          </draw:text-box>
        </draw:frame>
        <draw:frame draw:style-name="gr9" draw:text-style-name="P4" draw:layer="layout" svg:width="0.739cm" svg:height="0.49cm" svg:x="2.032cm" svg:y="1.155cm">
          <draw:text-box>
            <text:p text:style-name="P4"><text:span text:style-name="T3">54</text:span></text:p>
          </draw:text-box>
        </draw:frame>
        <draw:frame draw:style-name="gr9" draw:text-style-name="P4" draw:layer="layout" svg:width="0.739cm" svg:height="0.49cm" svg:x="2.041cm" svg:y="1.89cm">
          <draw:text-box>
            <text:p text:style-name="P4"><text:span text:style-name="T3">14</text:span></text:p>
          </draw:text-box>
        </draw:frame>
        <draw:frame draw:style-name="gr9" draw:text-style-name="P4" draw:layer="layout" svg:width="0.739cm" svg:height="0.49cm" svg:x="2.722cm" svg:y="1.872cm">
          <draw:text-box>
            <text:p text:style-name="P4"><text:span text:style-name="T3">40</text:span></text:p>
          </draw:text-box>
        </draw:frame>
        <draw:frame draw:style-name="gr9" draw:text-style-name="P4" draw:layer="layout" svg:width="0.739cm" svg:height="0.49cm" svg:x="1.682cm" svg:y="1.863cm">
          <draw:text-box>
            <text:p text:style-name="P4"><text:span text:style-name="T3">50</text:span></text:p>
          </draw:text-box>
        </draw:frame>
        <draw:frame draw:style-name="gr9" draw:text-style-name="P4" draw:layer="layout" svg:width="0.739cm" svg:height="0.49cm" svg:x="1.045cm" svg:y="1.863cm">
          <draw:text-box>
            <text:p text:style-name="P4"><text:span text:style-name="T3">10</text:span></text:p>
          </draw:text-box>
        </draw:frame>
        <draw:frame draw:style-name="gr9" draw:text-style-name="P4" draw:layer="layout" svg:width="0.739cm" svg:height="0.49cm" svg:x="1.045cm" svg:y="1.146cm">
          <draw:text-box>
            <text:p text:style-name="P4"><text:span text:style-name="T3">60</text:span></text:p>
          </draw:text-box>
        </draw:frame>
        <draw:frame draw:style-name="gr9" draw:text-style-name="P4" draw:layer="layout" svg:width="0.739cm" svg:height="0.49cm" svg:x="0.696cm" svg:y="1.89cm">
          <draw:text-box>
            <text:p text:style-name="P4"><text:span text:style-name="T3">60</text:span></text:p>
          </draw:text-box>
        </draw:frame>
        <draw:frame draw:style-name="gr9" draw:text-style-name="P4" draw:layer="layout" svg:width="0.739cm" svg:height="0.49cm" svg:x="0.678cm" svg:y="2.859cm">
          <draw:text-box>
            <text:p text:style-name="P4"><text:span text:style-name="T3">50</text:span></text:p>
          </draw:text-box>
        </draw:frame>
        <draw:frame draw:style-name="gr9" draw:text-style-name="P4" draw:layer="layout" svg:width="0.739cm" svg:height="0.49cm" svg:x="0.704cm" svg:y="3.872cm">
          <draw:text-box>
            <text:p text:style-name="P4"><text:span text:style-name="T3">60</text:span></text:p>
          </draw:text-box>
        </draw:frame>
        <draw:frame draw:style-name="gr9" draw:text-style-name="P4" draw:layer="layout" svg:width="0.739cm" svg:height="0.49cm" svg:x="1.045cm" svg:y="3.173cm">
          <draw:text-box>
            <text:p text:style-name="P4"><text:span text:style-name="T3">60</text:span></text:p>
          </draw:text-box>
        </draw:frame>
        <draw:frame draw:style-name="gr9" draw:text-style-name="P4" draw:layer="layout" svg:width="0.739cm" svg:height="0.49cm" svg:x="1.7cm" svg:y="3.881cm">
          <draw:text-box>
            <text:p text:style-name="P4"><text:span text:style-name="T3">50</text:span></text:p>
          </draw:text-box>
        </draw:frame>
        <draw:frame draw:style-name="gr9" draw:text-style-name="P4" draw:layer="layout" svg:width="0.739cm" svg:height="0.49cm" svg:x="1.063cm" svg:y="3.881cm">
          <draw:text-box>
            <text:p text:style-name="P4"><text:span text:style-name="T3">10</text:span></text:p>
          </draw:text-box>
        </draw:frame>
        <draw:custom-shape draw:style-name="gr6" draw:text-style-name="P1" draw:layer="layout" svg:width="0.5cm" svg:height="0.25cm" draw:transform="rotate (1.57236712312139) translate (2.63cm 5.004cm)">
          <text:p/>
          <draw:enhanced-geometry draw:mirror-vertical="true"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4" draw:layer="layout" svg:width="0.739cm" svg:height="0.49cm" svg:x="1.045cm" svg:y="4.142cm">
          <draw:text-box>
            <text:p text:style-name="P4"><text:span text:style-name="T3">80</text:span></text:p>
          </draw:text-box>
        </draw:frame>
        <draw:frame draw:style-name="gr9" draw:text-style-name="P4" draw:layer="layout" svg:width="0.739cm" svg:height="0.49cm" svg:x="1.7cm" svg:y="4.85cm">
          <draw:text-box>
            <text:p text:style-name="P4"><text:span text:style-name="T3">60</text:span></text:p>
          </draw:text-box>
        </draw:frame>
        <draw:frame draw:style-name="gr9" draw:text-style-name="P4" draw:layer="layout" svg:width="0.739cm" svg:height="0.49cm" svg:x="1.063cm" svg:y="4.85cm">
          <draw:text-box>
            <text:p text:style-name="P4"><text:span text:style-name="T3">20</text:span></text:p>
          </draw:text-box>
        </draw:frame>
        <draw:frame draw:style-name="gr9" draw:text-style-name="P4" draw:layer="layout" svg:width="0.739cm" svg:height="0.49cm" svg:x="2.058cm" svg:y="4.16cm">
          <draw:text-box>
            <text:p text:style-name="P4"><text:span text:style-name="T3">74</text:span></text:p>
          </draw:text-box>
        </draw:frame>
        <draw:frame draw:style-name="gr9" draw:text-style-name="P4" draw:layer="layout" svg:width="0.739cm" svg:height="0.49cm" svg:x="2.713cm" svg:y="4.868cm">
          <draw:text-box>
            <text:p text:style-name="P4"><text:span text:style-name="T3">50</text:span></text:p>
          </draw:text-box>
        </draw:frame>
        <draw:frame draw:style-name="gr9" draw:text-style-name="P4" draw:layer="layout" svg:width="0.739cm" svg:height="0.49cm" svg:x="2.076cm" svg:y="4.868cm">
          <draw:text-box>
            <text:p text:style-name="P4"><text:span text:style-name="T3">24</text:span></text:p>
          </draw:text-box>
        </draw:frame>
        <draw:custom-shape draw:style-name="gr1" draw:text-style-name="P1" draw:layer="layout" svg:width="1cm" svg:height="1cm" svg:x="0.246cm" svg:y="5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6cm" svg:y="5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6cm" svg:y="5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246cm" svg:y="5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6cm" svg:y="5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46cm" svg:y="5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6cm" svg:y="5.2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25cm" draw:transform="rotate (-2.26805536296739) translate (1.995cm 5.646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1.57236712312139) translate (2.63cm 6.004cm)">
          <text:p/>
          <draw:enhanced-geometry draw:mirror-vertical="true"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4" draw:layer="layout" svg:width="0.863cm" svg:height="0.49cm" svg:x="1.045cm" svg:y="5.142cm">
          <draw:text-box>
            <text:p text:style-name="P4"><text:span text:style-name="T3">108</text:span></text:p>
          </draw:text-box>
        </draw:frame>
        <draw:frame draw:style-name="gr9" draw:text-style-name="P4" draw:layer="layout" svg:width="0.739cm" svg:height="0.49cm" svg:x="1.7cm" svg:y="5.85cm">
          <draw:text-box>
            <text:p text:style-name="P4"><text:span text:style-name="T3">70</text:span></text:p>
          </draw:text-box>
        </draw:frame>
        <draw:frame draw:style-name="gr9" draw:text-style-name="P4" draw:layer="layout" svg:width="0.739cm" svg:height="0.49cm" svg:x="1.063cm" svg:y="5.85cm">
          <draw:text-box>
            <text:p text:style-name="P4"><text:span text:style-name="T3">38</text:span></text:p>
          </draw:text-box>
        </draw:frame>
        <draw:frame draw:style-name="gr9" draw:text-style-name="P4" draw:layer="layout" svg:width="0.739cm" svg:height="0.49cm" svg:x="2.058cm" svg:y="5.16cm">
          <draw:text-box>
            <text:p text:style-name="P4"><text:span text:style-name="T3">94</text:span></text:p>
          </draw:text-box>
        </draw:frame>
        <draw:frame draw:style-name="gr9" draw:text-style-name="P4" draw:layer="layout" svg:width="0.739cm" svg:height="0.49cm" svg:x="2.713cm" svg:y="5.868cm">
          <draw:text-box>
            <text:p text:style-name="P4"><text:span text:style-name="T3">60</text:span></text:p>
          </draw:text-box>
        </draw:frame>
        <draw:frame draw:style-name="gr9" draw:text-style-name="P4" draw:layer="layout" svg:width="0.739cm" svg:height="0.49cm" svg:x="2.076cm" svg:y="5.868cm">
          <draw:text-box>
            <text:p text:style-name="P4"><text:span text:style-name="T3">34</text:span></text:p>
          </draw:text-box>
        </draw:frame>
        <draw:custom-shape draw:style-name="gr6" draw:text-style-name="P1" draw:layer="layout" svg:width="0.5cm" svg:height="0.25cm" draw:transform="rotate (1.57236712312139) translate (1.623cm 4.965cm)">
          <text:p/>
          <draw:enhanced-geometry draw:mirror-vertical="true"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1.58982041564133) translate (2.649cm 0.9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1.58982041564133) translate (1.61cm 0.96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2.34118465862475) translate (0.821cm 1.92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4" draw:layer="layout" svg:width="0.739cm" svg:height="0.49cm" svg:x="0.053cm" svg:y="1.147cm">
          <draw:text-box>
            <text:p text:style-name="P4"><text:span text:style-name="T3">74</text:span></text:p>
          </draw:text-box>
        </draw:frame>
        <draw:frame draw:style-name="gr9" draw:text-style-name="P4" draw:layer="layout" svg:width="0.739cm" svg:height="0.49cm" svg:x="0.081cm" svg:y="1.882cm">
          <draw:text-box>
            <text:p text:style-name="P4"><text:span text:style-name="T3">14</text:span></text:p>
          </draw:text-box>
        </draw:frame>
        <draw:frame draw:style-name="gr9" draw:text-style-name="P4" draw:layer="layout" svg:width="0.739cm" svg:height="0.49cm" svg:x="0.062cm" svg:y="2.169cm">
          <draw:text-box>
            <text:p text:style-name="P4"><text:span text:style-name="T3">60</text:span></text:p>
          </draw:text-box>
        </draw:frame>
        <draw:frame draw:style-name="gr9" draw:text-style-name="P4" draw:layer="layout" svg:width="0.739cm" svg:height="0.49cm" svg:x="0.063cm" svg:y="2.86cm">
          <draw:text-box>
            <text:p text:style-name="P4"><text:span text:style-name="T3">10</text:span></text:p>
          </draw:text-box>
        </draw:frame>
        <draw:frame draw:style-name="gr9" draw:text-style-name="P4" draw:layer="layout" svg:width="0.739cm" svg:height="0.49cm" svg:x="0.054cm" svg:y="3.156cm">
          <draw:text-box>
            <text:p text:style-name="P4"><text:span text:style-name="T3">74</text:span></text:p>
          </draw:text-box>
        </draw:frame>
        <draw:frame draw:style-name="gr9" draw:text-style-name="P4" draw:layer="layout" svg:width="0.739cm" svg:height="0.49cm" svg:x="0.054cm" svg:y="3.882cm">
          <draw:text-box>
            <text:p text:style-name="P4"><text:span text:style-name="T3">14</text:span></text:p>
          </draw:text-box>
        </draw:frame>
        <draw:frame draw:style-name="gr9" draw:text-style-name="P4" draw:layer="layout" svg:width="0.739cm" svg:height="0.49cm" svg:x="0.702cm" svg:y="0.904cm">
          <draw:text-box>
            <text:p text:style-name="P4"><text:span text:style-name="T3">70</text:span></text:p>
          </draw:text-box>
        </draw:frame>
        <draw:frame draw:style-name="gr9" draw:text-style-name="P4" draw:layer="layout" svg:width="0.739cm" svg:height="0.49cm" svg:x="0.059cm" svg:y="0.161cm">
          <draw:text-box>
            <text:p text:style-name="P4"><text:span text:style-name="T3">94</text:span></text:p>
          </draw:text-box>
        </draw:frame>
        <draw:frame draw:style-name="gr9" draw:text-style-name="P4" draw:layer="layout" svg:width="0.739cm" svg:height="0.49cm" svg:x="0.087cm" svg:y="0.896cm">
          <draw:text-box>
            <text:p text:style-name="P4"><text:span text:style-name="T3">24</text:span></text:p>
          </draw:text-box>
        </draw:frame>
        <draw:frame draw:style-name="gr9" draw:text-style-name="P4" draw:layer="layout" svg:width="0.739cm" svg:height="0.49cm" svg:x="1.676cm" svg:y="0.879cm">
          <draw:text-box>
            <text:p text:style-name="P4"><text:span text:style-name="T3">60</text:span></text:p>
          </draw:text-box>
        </draw:frame>
        <draw:frame draw:style-name="gr9" draw:text-style-name="P4" draw:layer="layout" svg:width="0.739cm" svg:height="0.49cm" svg:x="1.033cm" svg:y="0.136cm">
          <draw:text-box>
            <text:p text:style-name="P4"><text:span text:style-name="T3">80</text:span></text:p>
          </draw:text-box>
        </draw:frame>
        <draw:frame draw:style-name="gr9" draw:text-style-name="P4" draw:layer="layout" svg:width="0.739cm" svg:height="0.49cm" svg:x="1.061cm" svg:y="0.871cm">
          <draw:text-box>
            <text:p text:style-name="P4"><text:span text:style-name="T3">20</text:span></text:p>
          </draw:text-box>
        </draw:frame>
        <draw:frame draw:style-name="gr9" draw:text-style-name="P4" draw:layer="layout" svg:width="0.739cm" svg:height="0.49cm" svg:x="2.669cm" svg:y="0.879cm">
          <draw:text-box>
            <text:p text:style-name="P4"><text:span text:style-name="T3">50</text:span></text:p>
          </draw:text-box>
        </draw:frame>
        <draw:frame draw:style-name="gr9" draw:text-style-name="P4" draw:layer="layout" svg:width="0.739cm" svg:height="0.49cm" svg:x="2.026cm" svg:y="0.136cm">
          <draw:text-box>
            <text:p text:style-name="P4"><text:span text:style-name="T3">74</text:span></text:p>
          </draw:text-box>
        </draw:frame>
        <draw:frame draw:style-name="gr9" draw:text-style-name="P4" draw:layer="layout" svg:width="0.739cm" svg:height="0.49cm" svg:x="2.054cm" svg:y="0.871cm">
          <draw:text-box>
            <text:p text:style-name="P4"><text:span text:style-name="T3">24</text:span></text:p>
          </draw:text-box>
        </draw:frame>
        <draw:custom-shape draw:style-name="gr6" draw:text-style-name="P1" draw:layer="layout" svg:width="0.5cm" svg:height="0.25cm" svg:x="3.497cm" svg:y="4.64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svg:x="4.514cm" svg:y="4.62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svg:x="5.514cm" svg:y="4.63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svg:x="6.508cm" svg:y="3.57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0.809658240001203) translate (3.698cm 5.49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0.809658240001203) translate (4.678cm 5.49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0.809658240001203) translate (5.678cm 5.50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0.809658240001203) translate (6.71cm 4.50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1.58982041564133) translate (4.642cm 3.98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0.843168561638301) translate (5.519cm 3.816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0.843168561638301) translate (6.506cm 2.79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2.34118465862475) translate (4.815cm 2.98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1.58982041564133) translate (5.625cm 2.96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4" draw:layer="layout" svg:width="0.739cm" svg:height="0.49cm" svg:x="3.06cm" svg:y="4.85cm">
          <draw:text-box>
            <text:p text:style-name="P4"><text:span text:style-name="T3">34</text:span></text:p>
          </draw:text-box>
        </draw:frame>
        <draw:frame draw:style-name="gr9" draw:text-style-name="P4" draw:layer="layout" svg:width="0.739cm" svg:height="0.49cm" svg:x="3.045cm" svg:y="4.167cm">
          <draw:text-box>
            <text:p text:style-name="P4"><text:span text:style-name="T3">74</text:span></text:p>
          </draw:text-box>
        </draw:frame>
        <draw:frame draw:style-name="gr9" draw:text-style-name="P4" draw:layer="layout" svg:width="0.739cm" svg:height="0.49cm" svg:x="3.7cm" svg:y="4.875cm">
          <draw:text-box>
            <text:p text:style-name="P4"><text:span text:style-name="T3">40</text:span></text:p>
          </draw:text-box>
        </draw:frame>
        <draw:frame draw:style-name="gr9" draw:text-style-name="P4" draw:layer="layout" svg:width="0.739cm" svg:height="0.49cm" svg:x="4.04cm" svg:y="3.857cm">
          <draw:text-box>
            <text:p text:style-name="P4"><text:span text:style-name="T3">54</text:span></text:p>
          </draw:text-box>
        </draw:frame>
        <draw:frame draw:style-name="gr9" draw:text-style-name="P4" draw:layer="layout" svg:width="0.739cm" svg:height="0.49cm" svg:x="4.025cm" svg:y="3.174cm">
          <draw:text-box>
            <text:p text:style-name="P4"><text:span text:style-name="T3">74</text:span></text:p>
          </draw:text-box>
        </draw:frame>
        <draw:frame draw:style-name="gr9" draw:text-style-name="P4" draw:layer="layout" svg:width="0.739cm" svg:height="0.49cm" svg:x="4.68cm" svg:y="3.85cm">
          <draw:text-box>
            <text:p text:style-name="P4"><text:span text:style-name="T3">20</text:span></text:p>
          </draw:text-box>
        </draw:frame>
        <draw:frame draw:style-name="gr9" draw:text-style-name="P4" draw:layer="layout" svg:width="0.739cm" svg:height="0.49cm" svg:x="3.067cm" svg:y="5.871cm">
          <draw:text-box>
            <text:p text:style-name="P4"><text:span text:style-name="T3">38</text:span></text:p>
          </draw:text-box>
        </draw:frame>
        <draw:frame draw:style-name="gr9" draw:text-style-name="P4" draw:layer="layout" svg:width="0.739cm" svg:height="0.49cm" svg:x="3.052cm" svg:y="5.188cm">
          <draw:text-box>
            <text:p text:style-name="P4"><text:span text:style-name="T3">88</text:span></text:p>
          </draw:text-box>
        </draw:frame>
        <draw:frame draw:style-name="gr9" draw:text-style-name="P4" draw:layer="layout" svg:width="0.739cm" svg:height="0.49cm" svg:x="3.707cm" svg:y="5.864cm">
          <draw:text-box>
            <text:p text:style-name="P4"><text:span text:style-name="T3">50</text:span></text:p>
          </draw:text-box>
        </draw:frame>
        <draw:frame draw:style-name="gr9" draw:text-style-name="P4" draw:layer="layout" svg:width="0.739cm" svg:height="0.49cm" svg:x="4.066cm" svg:y="5.871cm">
          <draw:text-box>
            <text:p text:style-name="P4"><text:span text:style-name="T3">48</text:span></text:p>
          </draw:text-box>
        </draw:frame>
        <draw:frame draw:style-name="gr9" draw:text-style-name="P4" draw:layer="layout" svg:width="0.739cm" svg:height="0.49cm" svg:x="4.051cm" svg:y="5.188cm">
          <draw:text-box>
            <text:p text:style-name="P4"><text:span text:style-name="T3">88</text:span></text:p>
          </draw:text-box>
        </draw:frame>
        <draw:frame draw:style-name="gr9" draw:text-style-name="P4" draw:layer="layout" svg:width="0.739cm" svg:height="0.49cm" svg:x="4.706cm" svg:y="5.864cm">
          <draw:text-box>
            <text:p text:style-name="P4"><text:span text:style-name="T3">40</text:span></text:p>
          </draw:text-box>
        </draw:frame>
        <draw:frame draw:style-name="gr9" draw:text-style-name="P4" draw:layer="layout" svg:width="0.739cm" svg:height="0.49cm" svg:x="5.059cm" svg:y="5.864cm">
          <draw:text-box>
            <text:p text:style-name="P4"><text:span text:style-name="T3">58</text:span></text:p>
          </draw:text-box>
        </draw:frame>
        <draw:frame draw:style-name="gr9" draw:text-style-name="P4" draw:layer="layout" svg:width="0.739cm" svg:height="0.49cm" svg:x="5.044cm" svg:y="5.181cm">
          <draw:text-box>
            <text:p text:style-name="P4"><text:span text:style-name="T3">88</text:span></text:p>
          </draw:text-box>
        </draw:frame>
        <draw:frame draw:style-name="gr9" draw:text-style-name="P4" draw:layer="layout" svg:width="0.739cm" svg:height="0.49cm" svg:x="5.699cm" svg:y="5.857cm">
          <draw:text-box>
            <text:p text:style-name="P4"><text:span text:style-name="T3">30</text:span></text:p>
          </draw:text-box>
        </draw:frame>
        <draw:frame draw:style-name="gr9" draw:text-style-name="P4" draw:layer="layout" svg:width="0.739cm" svg:height="0.49cm" svg:x="4.059cm" svg:y="4.871cm">
          <draw:text-box>
            <text:p text:style-name="P4"><text:span text:style-name="T3">44</text:span></text:p>
          </draw:text-box>
        </draw:frame>
        <draw:frame draw:style-name="gr9" draw:text-style-name="P4" draw:layer="layout" svg:width="0.739cm" svg:height="0.49cm" svg:x="4.044cm" svg:y="4.188cm">
          <draw:text-box>
            <text:p text:style-name="P4"><text:span text:style-name="T3">74</text:span></text:p>
          </draw:text-box>
        </draw:frame>
        <draw:frame draw:style-name="gr9" draw:text-style-name="P4" draw:layer="layout" svg:width="0.739cm" svg:height="0.49cm" svg:x="4.699cm" svg:y="4.864cm">
          <draw:text-box>
            <text:p text:style-name="P4"><text:span text:style-name="T3">30</text:span></text:p>
          </draw:text-box>
        </draw:frame>
        <draw:frame draw:style-name="gr9" draw:text-style-name="P4" draw:layer="layout" svg:width="0.739cm" svg:height="0.49cm" svg:x="5.092cm" svg:y="4.898cm">
          <draw:text-box>
            <text:p text:style-name="P4"><text:span text:style-name="T3">54</text:span></text:p>
          </draw:text-box>
        </draw:frame>
        <draw:frame draw:style-name="gr9" draw:text-style-name="P4" draw:layer="layout" svg:width="0.739cm" svg:height="0.49cm" svg:x="5.077cm" svg:y="4.215cm">
          <draw:text-box>
            <text:p text:style-name="P4"><text:span text:style-name="T3">74</text:span></text:p>
          </draw:text-box>
        </draw:frame>
        <draw:frame draw:style-name="gr9" draw:text-style-name="P4" draw:layer="layout" svg:width="0.739cm" svg:height="0.49cm" svg:x="5.732cm" svg:y="4.891cm">
          <draw:text-box>
            <text:p text:style-name="P4"><text:span text:style-name="T3">20</text:span></text:p>
          </draw:text-box>
        </draw:frame>
        <draw:frame draw:style-name="gr9" draw:text-style-name="P4" draw:layer="layout" svg:width="0.739cm" svg:height="0.49cm" svg:x="6.065cm" svg:y="4.884cm">
          <draw:text-box>
            <text:p text:style-name="P4"><text:span text:style-name="T3">72</text:span></text:p>
          </draw:text-box>
        </draw:frame>
        <draw:frame draw:style-name="gr9" draw:text-style-name="P4" draw:layer="layout" svg:width="0.901cm" svg:height="0.49cm" svg:x="6.05cm" svg:y="4.201cm">
          <draw:text-box>
            <text:p text:style-name="P4"><text:span text:style-name="T3">102</text:span></text:p>
          </draw:text-box>
        </draw:frame>
        <draw:frame draw:style-name="gr9" draw:text-style-name="P4" draw:layer="layout" svg:width="0.739cm" svg:height="0.49cm" svg:x="6.705cm" svg:y="4.877cm">
          <draw:text-box>
            <text:p text:style-name="P4"><text:span text:style-name="T3">30</text:span></text:p>
          </draw:text-box>
        </draw:frame>
        <draw:frame draw:style-name="gr9" draw:text-style-name="P4" draw:layer="layout" svg:width="0.739cm" svg:height="0.49cm" svg:x="4.072cm" svg:y="2.853cm">
          <draw:text-box>
            <text:p text:style-name="P4"><text:span text:style-name="T3">72</text:span></text:p>
          </draw:text-box>
        </draw:frame>
        <draw:frame draw:style-name="gr9" draw:text-style-name="P4" draw:layer="layout" svg:width="0.739cm" svg:height="0.49cm" svg:x="4.057cm" svg:y="2.17cm">
          <draw:text-box>
            <text:p text:style-name="P4"><text:span text:style-name="T3">82</text:span></text:p>
          </draw:text-box>
        </draw:frame>
        <draw:frame draw:style-name="gr9" draw:text-style-name="P4" draw:layer="layout" svg:width="0.739cm" svg:height="0.49cm" svg:x="4.712cm" svg:y="2.846cm">
          <draw:text-box>
            <text:p text:style-name="P4"><text:span text:style-name="T3">10</text:span></text:p>
          </draw:text-box>
        </draw:frame>
        <draw:frame draw:style-name="gr9" draw:text-style-name="P4" draw:layer="layout" svg:width="0.739cm" svg:height="0.49cm" svg:x="5.085cm" svg:y="3.859cm">
          <draw:text-box>
            <text:p text:style-name="P4"><text:span text:style-name="T3">58</text:span></text:p>
          </draw:text-box>
        </draw:frame>
        <draw:frame draw:style-name="gr9" draw:text-style-name="P4" draw:layer="layout" svg:width="0.739cm" svg:height="0.49cm" svg:x="5.07cm" svg:y="3.176cm">
          <draw:text-box>
            <text:p text:style-name="P4"><text:span text:style-name="T3">68</text:span></text:p>
          </draw:text-box>
        </draw:frame>
        <draw:frame draw:style-name="gr9" draw:text-style-name="P4" draw:layer="layout" svg:width="0.739cm" svg:height="0.49cm" svg:x="5.725cm" svg:y="3.852cm">
          <draw:text-box>
            <text:p text:style-name="P4"><text:span text:style-name="T3">10</text:span></text:p>
          </draw:text-box>
        </draw:frame>
        <draw:frame draw:style-name="gr9" draw:text-style-name="P4" draw:layer="layout" svg:width="0.739cm" svg:height="0.49cm" svg:x="6.084cm" svg:y="3.878cm">
          <draw:text-box>
            <text:p text:style-name="P4"><text:span text:style-name="T3">68</text:span></text:p>
          </draw:text-box>
        </draw:frame>
        <draw:frame draw:style-name="gr9" draw:text-style-name="P4" draw:layer="layout" svg:width="0.739cm" svg:height="0.49cm" svg:x="6.069cm" svg:y="3.195cm">
          <draw:text-box>
            <text:p text:style-name="P4"><text:span text:style-name="T3">88</text:span></text:p>
          </draw:text-box>
        </draw:frame>
        <draw:frame draw:style-name="gr9" draw:text-style-name="P4" draw:layer="layout" svg:width="0.739cm" svg:height="0.49cm" svg:x="6.724cm" svg:y="3.871cm">
          <draw:text-box>
            <text:p text:style-name="P4"><text:span text:style-name="T3">20</text:span></text:p>
          </draw:text-box>
        </draw:frame>
        <draw:frame draw:style-name="gr9" draw:text-style-name="P4" draw:layer="layout" svg:width="0.739cm" svg:height="0.49cm" svg:x="6.052cm" svg:y="2.846cm">
          <draw:text-box>
            <text:p text:style-name="P4"><text:span text:style-name="T3">72</text:span></text:p>
          </draw:text-box>
        </draw:frame>
        <draw:frame draw:style-name="gr9" draw:text-style-name="P4" draw:layer="layout" svg:width="0.739cm" svg:height="0.49cm" svg:x="6.037cm" svg:y="2.163cm">
          <draw:text-box>
            <text:p text:style-name="P4"><text:span text:style-name="T3">82</text:span></text:p>
          </draw:text-box>
        </draw:frame>
        <draw:frame draw:style-name="gr9" draw:text-style-name="P4" draw:layer="layout" svg:width="0.739cm" svg:height="0.49cm" svg:x="6.692cm" svg:y="2.839cm">
          <draw:text-box>
            <text:p text:style-name="P4"><text:span text:style-name="T3">10</text:span></text:p>
          </draw:text-box>
        </draw:frame>
        <draw:frame draw:style-name="gr9" draw:text-style-name="P5" draw:layer="layout" svg:width="0.739cm" svg:height="0.49cm" svg:x="5.072cm" svg:y="2.852cm">
          <draw:text-box>
            <text:p text:style-name="P5"><text:span text:style-name="T4">68</text:span></text:p>
          </draw:text-box>
        </draw:frame>
        <draw:frame draw:style-name="gr9" draw:text-style-name="P5" draw:layer="layout" svg:width="0.739cm" svg:height="0.49cm" svg:x="5.057cm" svg:y="2.182cm">
          <draw:text-box>
            <text:p text:style-name="P5"><text:span text:style-name="T4">68</text:span></text:p>
          </draw:text-box>
        </draw:frame>
        <draw:frame draw:style-name="gr9" draw:text-style-name="P5" draw:layer="layout" svg:width="0.739cm" svg:height="0.49cm" svg:x="5.712cm" svg:y="2.858cm">
          <draw:text-box>
            <text:p text:style-name="P5"><text:span text:style-name="T4">0</text:span></text:p>
          </draw:text-box>
        </draw:frame>
      </draw:page>
      <draw:page draw:name="page7" draw:style-name="dp1" draw:master-page-name="Default">
        <draw:custom-shape draw:style-name="gr1" draw:text-style-name="P1" draw:layer="layout" svg:width="1cm" svg:height="1cm" svg:x="0.246cm" svg:y="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6cm" svg:y="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6cm" svg:y="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246cm" svg:y="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6cm" svg:y="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46cm" svg:y="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6cm" svg:y="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6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6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6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246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6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46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6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6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.246cm" svg:y="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6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246cm" svg:y="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6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46cm" svg:y="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6cm" svg:y="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6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6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6cm" svg:y="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246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6cm" svg:y="3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5.246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6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6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6cm" svg:y="4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.246cm" svg:y="4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3.246cm" svg:y="4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4.246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46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6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7cm" svg:y="1.2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7cm" svg:y="1.2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7cm" svg:y="1.2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7cm" svg:y="2.2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.247cm" svg:y="2.25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2.247cm" svg:y="2.2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247cm" svg:y="3.2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7cm" svg:y="3.25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.247cm" svg:y="3.2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25cm" svg:x="2.497cm" svg:y="2.50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0.809658240001203) translate (2.665cm 3.35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1.57236712312139) translate (1.62cm 3.876cm)">
          <text:p/>
          <draw:enhanced-geometry draw:mirror-vertical="true"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2.26805536296739) translate (1.003cm 3.51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3.11995057086566) translate (1cm 2.746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2.34118465862475) translate (0.792cm 1.02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1.58982041564133) translate (1.627cm 1.87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0.843168561638301) translate (2.487cm 1.7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8" draw:layer="layout" svg:width="1.25cm" svg:height="1cm" svg:x="2.051cm" svg:y="2.179cm">
          <draw:text-box>
            <text:p><text:span text:style-name="T3">40</text:span></text:p>
          </draw:text-box>
        </draw:frame>
        <draw:frame draw:style-name="gr8" draw:layer="layout" svg:width="1.25cm" svg:height="1cm" svg:x="2.06cm" svg:y="2.834cm">
          <draw:text-box>
            <text:p><text:span text:style-name="T3">10</text:span></text:p>
          </draw:text-box>
        </draw:frame>
        <draw:frame draw:style-name="gr8" draw:layer="layout" svg:width="1.25cm" svg:height="1cm" svg:x="2.58cm" svg:y="2.834cm">
          <draw:text-box>
            <text:p><text:span text:style-name="T3">30</text:span></text:p>
          </draw:text-box>
        </draw:frame>
        <draw:frame draw:style-name="gr9" draw:layer="layout" svg:width="0.739cm" svg:height="0.49cm" svg:x="2.041cm" svg:y="3.146cm">
          <draw:text-box>
            <text:p><text:span text:style-name="T3">54</text:span></text:p>
          </draw:text-box>
        </draw:frame>
        <draw:frame draw:style-name="gr9" draw:layer="layout" svg:width="0.739cm" svg:height="0.49cm" svg:x="2.059cm" svg:y="3.864cm">
          <draw:text-box>
            <text:p><text:span text:style-name="T3">14</text:span></text:p>
          </draw:text-box>
        </draw:frame>
        <draw:frame draw:style-name="gr9" draw:layer="layout" svg:width="0.739cm" svg:height="0.49cm" svg:x="2.686cm" svg:y="3.855cm">
          <draw:text-box>
            <text:p><text:span text:style-name="T3">40</text:span></text:p>
          </draw:text-box>
        </draw:frame>
        <draw:frame draw:style-name="gr9" draw:layer="layout" svg:width="0.739cm" svg:height="0.49cm" svg:x="2.032cm" svg:y="1.156cm">
          <draw:text-box>
            <text:p><text:span text:style-name="T3">54</text:span></text:p>
          </draw:text-box>
        </draw:frame>
        <draw:frame draw:style-name="gr9" draw:layer="layout" svg:width="0.739cm" svg:height="0.49cm" svg:x="2.041cm" svg:y="1.891cm">
          <draw:text-box>
            <text:p><text:span text:style-name="T3">14</text:span></text:p>
          </draw:text-box>
        </draw:frame>
        <draw:frame draw:style-name="gr9" draw:layer="layout" svg:width="0.739cm" svg:height="0.49cm" svg:x="2.722cm" svg:y="1.873cm">
          <draw:text-box>
            <text:p><text:span text:style-name="T3">40</text:span></text:p>
          </draw:text-box>
        </draw:frame>
        <draw:frame draw:style-name="gr9" draw:layer="layout" svg:width="0.739cm" svg:height="0.49cm" svg:x="1.682cm" svg:y="1.864cm">
          <draw:text-box>
            <text:p><text:span text:style-name="T3">50</text:span></text:p>
          </draw:text-box>
        </draw:frame>
        <draw:frame draw:style-name="gr9" draw:layer="layout" svg:width="0.739cm" svg:height="0.49cm" svg:x="1.045cm" svg:y="1.864cm">
          <draw:text-box>
            <text:p><text:span text:style-name="T3">10</text:span></text:p>
          </draw:text-box>
        </draw:frame>
        <draw:frame draw:style-name="gr9" draw:layer="layout" svg:width="0.739cm" svg:height="0.49cm" svg:x="1.045cm" svg:y="1.147cm">
          <draw:text-box>
            <text:p><text:span text:style-name="T3">60</text:span></text:p>
          </draw:text-box>
        </draw:frame>
        <draw:frame draw:style-name="gr9" draw:layer="layout" svg:width="0.739cm" svg:height="0.49cm" svg:x="0.696cm" svg:y="1.891cm">
          <draw:text-box>
            <text:p><text:span text:style-name="T3">60</text:span></text:p>
          </draw:text-box>
        </draw:frame>
        <draw:frame draw:style-name="gr9" draw:layer="layout" svg:width="0.739cm" svg:height="0.49cm" svg:x="0.678cm" svg:y="2.86cm">
          <draw:text-box>
            <text:p><text:span text:style-name="T3">50</text:span></text:p>
          </draw:text-box>
        </draw:frame>
        <draw:frame draw:style-name="gr9" draw:layer="layout" svg:width="0.739cm" svg:height="0.49cm" svg:x="0.704cm" svg:y="3.873cm">
          <draw:text-box>
            <text:p><text:span text:style-name="T3">60</text:span></text:p>
          </draw:text-box>
        </draw:frame>
        <draw:frame draw:style-name="gr9" draw:layer="layout" svg:width="0.739cm" svg:height="0.49cm" svg:x="1.045cm" svg:y="3.174cm">
          <draw:text-box>
            <text:p><text:span text:style-name="T3">60</text:span></text:p>
          </draw:text-box>
        </draw:frame>
        <draw:frame draw:style-name="gr9" draw:layer="layout" svg:width="0.739cm" svg:height="0.49cm" svg:x="1.7cm" svg:y="3.882cm">
          <draw:text-box>
            <text:p><text:span text:style-name="T3">50</text:span></text:p>
          </draw:text-box>
        </draw:frame>
        <draw:frame draw:style-name="gr9" draw:layer="layout" svg:width="0.739cm" svg:height="0.49cm" svg:x="1.063cm" svg:y="3.882cm">
          <draw:text-box>
            <text:p><text:span text:style-name="T3">10</text:span></text:p>
          </draw:text-box>
        </draw:frame>
        <draw:custom-shape draw:style-name="gr6" draw:text-style-name="P1" draw:layer="layout" svg:width="0.5cm" svg:height="0.25cm" draw:transform="rotate (1.57236712312139) translate (2.63cm 5.005cm)">
          <text:p/>
          <draw:enhanced-geometry draw:mirror-vertical="true"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layer="layout" svg:width="0.739cm" svg:height="0.49cm" svg:x="1.045cm" svg:y="4.143cm">
          <draw:text-box>
            <text:p><text:span text:style-name="T3">80</text:span></text:p>
          </draw:text-box>
        </draw:frame>
        <draw:frame draw:style-name="gr9" draw:layer="layout" svg:width="0.739cm" svg:height="0.49cm" svg:x="1.7cm" svg:y="4.851cm">
          <draw:text-box>
            <text:p><text:span text:style-name="T3">60</text:span></text:p>
          </draw:text-box>
        </draw:frame>
        <draw:frame draw:style-name="gr9" draw:layer="layout" svg:width="0.739cm" svg:height="0.49cm" svg:x="1.063cm" svg:y="4.851cm">
          <draw:text-box>
            <text:p><text:span text:style-name="T3">20</text:span></text:p>
          </draw:text-box>
        </draw:frame>
        <draw:frame draw:style-name="gr9" draw:layer="layout" svg:width="0.739cm" svg:height="0.49cm" svg:x="2.058cm" svg:y="4.161cm">
          <draw:text-box>
            <text:p><text:span text:style-name="T3">74</text:span></text:p>
          </draw:text-box>
        </draw:frame>
        <draw:frame draw:style-name="gr9" draw:layer="layout" svg:width="0.739cm" svg:height="0.49cm" svg:x="2.713cm" svg:y="4.869cm">
          <draw:text-box>
            <text:p><text:span text:style-name="T3">50</text:span></text:p>
          </draw:text-box>
        </draw:frame>
        <draw:frame draw:style-name="gr9" draw:layer="layout" svg:width="0.739cm" svg:height="0.49cm" svg:x="2.076cm" svg:y="4.869cm">
          <draw:text-box>
            <text:p><text:span text:style-name="T3">24</text:span></text:p>
          </draw:text-box>
        </draw:frame>
        <draw:custom-shape draw:style-name="gr1" draw:text-style-name="P1" draw:layer="layout" svg:width="1cm" svg:height="1cm" svg:x="0.246cm" svg:y="5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46cm" svg:y="5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46cm" svg:y="5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246cm" svg:y="5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46cm" svg:y="5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46cm" svg:y="5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46cm" svg:y="5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25cm" draw:transform="rotate (-2.26805536296739) translate (1.995cm 5.64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1.57236712312139) translate (2.63cm 6.005cm)">
          <text:p/>
          <draw:enhanced-geometry draw:mirror-vertical="true"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layer="layout" svg:width="0.863cm" svg:height="0.49cm" svg:x="1.045cm" svg:y="5.143cm">
          <draw:text-box>
            <text:p><text:span text:style-name="T3">108</text:span></text:p>
          </draw:text-box>
        </draw:frame>
        <draw:frame draw:style-name="gr9" draw:layer="layout" svg:width="0.739cm" svg:height="0.49cm" svg:x="1.7cm" svg:y="5.851cm">
          <draw:text-box>
            <text:p><text:span text:style-name="T3">70</text:span></text:p>
          </draw:text-box>
        </draw:frame>
        <draw:frame draw:style-name="gr9" draw:layer="layout" svg:width="0.739cm" svg:height="0.49cm" svg:x="1.063cm" svg:y="5.851cm">
          <draw:text-box>
            <text:p><text:span text:style-name="T3">38</text:span></text:p>
          </draw:text-box>
        </draw:frame>
        <draw:frame draw:style-name="gr9" draw:layer="layout" svg:width="0.739cm" svg:height="0.49cm" svg:x="2.058cm" svg:y="5.161cm">
          <draw:text-box>
            <text:p><text:span text:style-name="T3">94</text:span></text:p>
          </draw:text-box>
        </draw:frame>
        <draw:frame draw:style-name="gr9" draw:layer="layout" svg:width="0.739cm" svg:height="0.49cm" svg:x="2.713cm" svg:y="5.869cm">
          <draw:text-box>
            <text:p><text:span text:style-name="T3">60</text:span></text:p>
          </draw:text-box>
        </draw:frame>
        <draw:frame draw:style-name="gr9" draw:layer="layout" svg:width="0.739cm" svg:height="0.49cm" svg:x="2.076cm" svg:y="5.869cm">
          <draw:text-box>
            <text:p><text:span text:style-name="T3">34</text:span></text:p>
          </draw:text-box>
        </draw:frame>
        <draw:custom-shape draw:style-name="gr6" draw:text-style-name="P1" draw:layer="layout" svg:width="0.5cm" svg:height="0.25cm" draw:transform="rotate (1.57236712312139) translate (1.623cm 4.966cm)">
          <text:p/>
          <draw:enhanced-geometry draw:mirror-vertical="true"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1.58982041564133) translate (2.649cm 0.9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1.58982041564133) translate (1.61cm 0.96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2.34118465862475) translate (0.821cm 1.926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layer="layout" svg:width="0.739cm" svg:height="0.49cm" svg:x="0.053cm" svg:y="1.148cm">
          <draw:text-box>
            <text:p><text:span text:style-name="T3">74</text:span></text:p>
          </draw:text-box>
        </draw:frame>
        <draw:frame draw:style-name="gr9" draw:layer="layout" svg:width="0.739cm" svg:height="0.49cm" svg:x="0.081cm" svg:y="1.883cm">
          <draw:text-box>
            <text:p><text:span text:style-name="T3">14</text:span></text:p>
          </draw:text-box>
        </draw:frame>
        <draw:frame draw:style-name="gr9" draw:layer="layout" svg:width="0.739cm" svg:height="0.49cm" svg:x="0.062cm" svg:y="2.17cm">
          <draw:text-box>
            <text:p><text:span text:style-name="T3">60</text:span></text:p>
          </draw:text-box>
        </draw:frame>
        <draw:frame draw:style-name="gr9" draw:layer="layout" svg:width="0.739cm" svg:height="0.49cm" svg:x="0.063cm" svg:y="2.861cm">
          <draw:text-box>
            <text:p><text:span text:style-name="T3">10</text:span></text:p>
          </draw:text-box>
        </draw:frame>
        <draw:frame draw:style-name="gr9" draw:layer="layout" svg:width="0.739cm" svg:height="0.49cm" svg:x="0.054cm" svg:y="3.157cm">
          <draw:text-box>
            <text:p><text:span text:style-name="T3">74</text:span></text:p>
          </draw:text-box>
        </draw:frame>
        <draw:frame draw:style-name="gr9" draw:layer="layout" svg:width="0.739cm" svg:height="0.49cm" svg:x="0.054cm" svg:y="3.883cm">
          <draw:text-box>
            <text:p><text:span text:style-name="T3">14</text:span></text:p>
          </draw:text-box>
        </draw:frame>
        <draw:frame draw:style-name="gr9" draw:layer="layout" svg:width="0.739cm" svg:height="0.49cm" svg:x="0.702cm" svg:y="0.905cm">
          <draw:text-box>
            <text:p><text:span text:style-name="T3">70</text:span></text:p>
          </draw:text-box>
        </draw:frame>
        <draw:frame draw:style-name="gr9" draw:layer="layout" svg:width="0.739cm" svg:height="0.49cm" svg:x="0.059cm" svg:y="0.162cm">
          <draw:text-box>
            <text:p><text:span text:style-name="T3">94</text:span></text:p>
          </draw:text-box>
        </draw:frame>
        <draw:frame draw:style-name="gr9" draw:layer="layout" svg:width="0.739cm" svg:height="0.49cm" svg:x="0.087cm" svg:y="0.897cm">
          <draw:text-box>
            <text:p><text:span text:style-name="T3">24</text:span></text:p>
          </draw:text-box>
        </draw:frame>
        <draw:frame draw:style-name="gr9" draw:layer="layout" svg:width="0.739cm" svg:height="0.49cm" svg:x="1.676cm" svg:y="0.88cm">
          <draw:text-box>
            <text:p><text:span text:style-name="T3">60</text:span></text:p>
          </draw:text-box>
        </draw:frame>
        <draw:frame draw:style-name="gr9" draw:layer="layout" svg:width="0.739cm" svg:height="0.49cm" svg:x="1.033cm" svg:y="0.137cm">
          <draw:text-box>
            <text:p><text:span text:style-name="T3">80</text:span></text:p>
          </draw:text-box>
        </draw:frame>
        <draw:frame draw:style-name="gr9" draw:layer="layout" svg:width="0.739cm" svg:height="0.49cm" svg:x="1.061cm" svg:y="0.872cm">
          <draw:text-box>
            <text:p><text:span text:style-name="T3">20</text:span></text:p>
          </draw:text-box>
        </draw:frame>
        <draw:frame draw:style-name="gr9" draw:layer="layout" svg:width="0.739cm" svg:height="0.49cm" svg:x="2.669cm" svg:y="0.88cm">
          <draw:text-box>
            <text:p><text:span text:style-name="T3">50</text:span></text:p>
          </draw:text-box>
        </draw:frame>
        <draw:frame draw:style-name="gr9" draw:layer="layout" svg:width="0.739cm" svg:height="0.49cm" svg:x="2.026cm" svg:y="0.137cm">
          <draw:text-box>
            <text:p><text:span text:style-name="T3">74</text:span></text:p>
          </draw:text-box>
        </draw:frame>
        <draw:frame draw:style-name="gr9" draw:layer="layout" svg:width="0.739cm" svg:height="0.49cm" svg:x="2.054cm" svg:y="0.872cm">
          <draw:text-box>
            <text:p><text:span text:style-name="T3">24</text:span></text:p>
          </draw:text-box>
        </draw:frame>
        <draw:custom-shape draw:style-name="gr6" draw:text-style-name="P1" draw:layer="layout" svg:width="0.5cm" svg:height="0.25cm" svg:x="3.497cm" svg:y="4.64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svg:x="4.514cm" svg:y="4.62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svg:x="5.514cm" svg:y="4.63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svg:x="6.508cm" svg:y="3.57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0.809658240001203) translate (3.698cm 5.49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0.809658240001203) translate (4.678cm 5.49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0.809658240001203) translate (5.678cm 5.50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-0.809658240001203) translate (6.71cm 4.50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1.58982041564133) translate (4.642cm 3.98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0.843168561638301) translate (5.519cm 3.81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0.843168561638301) translate (6.506cm 2.79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2.34118465862475) translate (4.815cm 2.986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25cm" draw:transform="rotate (1.58982041564133) translate (5.625cm 2.96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layer="layout" svg:width="0.739cm" svg:height="0.49cm" svg:x="3.06cm" svg:y="4.851cm">
          <draw:text-box>
            <text:p><text:span text:style-name="T3">34</text:span></text:p>
          </draw:text-box>
        </draw:frame>
        <draw:frame draw:style-name="gr9" draw:layer="layout" svg:width="0.739cm" svg:height="0.49cm" svg:x="3.045cm" svg:y="4.168cm">
          <draw:text-box>
            <text:p><text:span text:style-name="T3">74</text:span></text:p>
          </draw:text-box>
        </draw:frame>
        <draw:frame draw:style-name="gr9" draw:layer="layout" svg:width="0.739cm" svg:height="0.49cm" svg:x="3.7cm" svg:y="4.876cm">
          <draw:text-box>
            <text:p><text:span text:style-name="T3">40</text:span></text:p>
          </draw:text-box>
        </draw:frame>
        <draw:frame draw:style-name="gr9" draw:layer="layout" svg:width="0.739cm" svg:height="0.49cm" svg:x="4.04cm" svg:y="3.858cm">
          <draw:text-box>
            <text:p><text:span text:style-name="T3">54</text:span></text:p>
          </draw:text-box>
        </draw:frame>
        <draw:frame draw:style-name="gr9" draw:layer="layout" svg:width="0.739cm" svg:height="0.49cm" svg:x="4.025cm" svg:y="3.175cm">
          <draw:text-box>
            <text:p><text:span text:style-name="T3">74</text:span></text:p>
          </draw:text-box>
        </draw:frame>
        <draw:frame draw:style-name="gr9" draw:layer="layout" svg:width="0.739cm" svg:height="0.49cm" svg:x="4.68cm" svg:y="3.851cm">
          <draw:text-box>
            <text:p><text:span text:style-name="T3">20</text:span></text:p>
          </draw:text-box>
        </draw:frame>
        <draw:frame draw:style-name="gr9" draw:layer="layout" svg:width="0.739cm" svg:height="0.49cm" svg:x="3.067cm" svg:y="5.872cm">
          <draw:text-box>
            <text:p><text:span text:style-name="T3">38</text:span></text:p>
          </draw:text-box>
        </draw:frame>
        <draw:frame draw:style-name="gr9" draw:layer="layout" svg:width="0.739cm" svg:height="0.49cm" svg:x="3.052cm" svg:y="5.189cm">
          <draw:text-box>
            <text:p><text:span text:style-name="T3">88</text:span></text:p>
          </draw:text-box>
        </draw:frame>
        <draw:frame draw:style-name="gr9" draw:layer="layout" svg:width="0.739cm" svg:height="0.49cm" svg:x="3.707cm" svg:y="5.865cm">
          <draw:text-box>
            <text:p><text:span text:style-name="T3">50</text:span></text:p>
          </draw:text-box>
        </draw:frame>
        <draw:frame draw:style-name="gr9" draw:layer="layout" svg:width="0.739cm" svg:height="0.49cm" svg:x="4.066cm" svg:y="5.872cm">
          <draw:text-box>
            <text:p><text:span text:style-name="T3">48</text:span></text:p>
          </draw:text-box>
        </draw:frame>
        <draw:frame draw:style-name="gr9" draw:layer="layout" svg:width="0.739cm" svg:height="0.49cm" svg:x="4.051cm" svg:y="5.189cm">
          <draw:text-box>
            <text:p><text:span text:style-name="T3">88</text:span></text:p>
          </draw:text-box>
        </draw:frame>
        <draw:frame draw:style-name="gr9" draw:layer="layout" svg:width="0.739cm" svg:height="0.49cm" svg:x="4.706cm" svg:y="5.865cm">
          <draw:text-box>
            <text:p><text:span text:style-name="T3">40</text:span></text:p>
          </draw:text-box>
        </draw:frame>
        <draw:frame draw:style-name="gr9" draw:layer="layout" svg:width="0.739cm" svg:height="0.49cm" svg:x="5.059cm" svg:y="5.865cm">
          <draw:text-box>
            <text:p><text:span text:style-name="T3">58</text:span></text:p>
          </draw:text-box>
        </draw:frame>
        <draw:frame draw:style-name="gr9" draw:layer="layout" svg:width="0.739cm" svg:height="0.49cm" svg:x="5.044cm" svg:y="5.182cm">
          <draw:text-box>
            <text:p><text:span text:style-name="T3">88</text:span></text:p>
          </draw:text-box>
        </draw:frame>
        <draw:frame draw:style-name="gr9" draw:layer="layout" svg:width="0.739cm" svg:height="0.49cm" svg:x="5.699cm" svg:y="5.858cm">
          <draw:text-box>
            <text:p><text:span text:style-name="T3">30</text:span></text:p>
          </draw:text-box>
        </draw:frame>
        <draw:frame draw:style-name="gr9" draw:layer="layout" svg:width="0.739cm" svg:height="0.49cm" svg:x="4.059cm" svg:y="4.872cm">
          <draw:text-box>
            <text:p><text:span text:style-name="T3">44</text:span></text:p>
          </draw:text-box>
        </draw:frame>
        <draw:frame draw:style-name="gr9" draw:layer="layout" svg:width="0.739cm" svg:height="0.49cm" svg:x="4.044cm" svg:y="4.189cm">
          <draw:text-box>
            <text:p><text:span text:style-name="T3">74</text:span></text:p>
          </draw:text-box>
        </draw:frame>
        <draw:frame draw:style-name="gr9" draw:layer="layout" svg:width="0.739cm" svg:height="0.49cm" svg:x="4.699cm" svg:y="4.865cm">
          <draw:text-box>
            <text:p><text:span text:style-name="T3">30</text:span></text:p>
          </draw:text-box>
        </draw:frame>
        <draw:frame draw:style-name="gr9" draw:layer="layout" svg:width="0.739cm" svg:height="0.49cm" svg:x="5.092cm" svg:y="4.899cm">
          <draw:text-box>
            <text:p><text:span text:style-name="T3">54</text:span></text:p>
          </draw:text-box>
        </draw:frame>
        <draw:frame draw:style-name="gr9" draw:layer="layout" svg:width="0.739cm" svg:height="0.49cm" svg:x="5.077cm" svg:y="4.216cm">
          <draw:text-box>
            <text:p><text:span text:style-name="T3">74</text:span></text:p>
          </draw:text-box>
        </draw:frame>
        <draw:frame draw:style-name="gr9" draw:layer="layout" svg:width="0.739cm" svg:height="0.49cm" svg:x="5.732cm" svg:y="4.892cm">
          <draw:text-box>
            <text:p><text:span text:style-name="T3">20</text:span></text:p>
          </draw:text-box>
        </draw:frame>
        <draw:frame draw:style-name="gr9" draw:layer="layout" svg:width="0.739cm" svg:height="0.49cm" svg:x="6.065cm" svg:y="4.885cm">
          <draw:text-box>
            <text:p><text:span text:style-name="T3">72</text:span></text:p>
          </draw:text-box>
        </draw:frame>
        <draw:frame draw:style-name="gr9" draw:layer="layout" svg:width="0.901cm" svg:height="0.49cm" svg:x="6.05cm" svg:y="4.202cm">
          <draw:text-box>
            <text:p><text:span text:style-name="T3">102</text:span></text:p>
          </draw:text-box>
        </draw:frame>
        <draw:frame draw:style-name="gr9" draw:layer="layout" svg:width="0.739cm" svg:height="0.49cm" svg:x="6.705cm" svg:y="4.878cm">
          <draw:text-box>
            <text:p><text:span text:style-name="T3">30</text:span></text:p>
          </draw:text-box>
        </draw:frame>
        <draw:frame draw:style-name="gr9" draw:layer="layout" svg:width="0.739cm" svg:height="0.49cm" svg:x="4.072cm" svg:y="2.854cm">
          <draw:text-box>
            <text:p><text:span text:style-name="T3">72</text:span></text:p>
          </draw:text-box>
        </draw:frame>
        <draw:frame draw:style-name="gr9" draw:layer="layout" svg:width="0.739cm" svg:height="0.49cm" svg:x="4.057cm" svg:y="2.171cm">
          <draw:text-box>
            <text:p><text:span text:style-name="T3">82</text:span></text:p>
          </draw:text-box>
        </draw:frame>
        <draw:frame draw:style-name="gr9" draw:layer="layout" svg:width="0.739cm" svg:height="0.49cm" svg:x="4.712cm" svg:y="2.847cm">
          <draw:text-box>
            <text:p><text:span text:style-name="T3">10</text:span></text:p>
          </draw:text-box>
        </draw:frame>
        <draw:frame draw:style-name="gr9" draw:layer="layout" svg:width="0.739cm" svg:height="0.49cm" svg:x="5.085cm" svg:y="3.86cm">
          <draw:text-box>
            <text:p><text:span text:style-name="T3">58</text:span></text:p>
          </draw:text-box>
        </draw:frame>
        <draw:frame draw:style-name="gr9" draw:layer="layout" svg:width="0.739cm" svg:height="0.49cm" svg:x="5.07cm" svg:y="3.177cm">
          <draw:text-box>
            <text:p><text:span text:style-name="T3">68</text:span></text:p>
          </draw:text-box>
        </draw:frame>
        <draw:frame draw:style-name="gr9" draw:layer="layout" svg:width="0.739cm" svg:height="0.49cm" svg:x="5.725cm" svg:y="3.853cm">
          <draw:text-box>
            <text:p><text:span text:style-name="T3">10</text:span></text:p>
          </draw:text-box>
        </draw:frame>
        <draw:frame draw:style-name="gr9" draw:layer="layout" svg:width="0.739cm" svg:height="0.49cm" svg:x="6.084cm" svg:y="3.879cm">
          <draw:text-box>
            <text:p><text:span text:style-name="T3">68</text:span></text:p>
          </draw:text-box>
        </draw:frame>
        <draw:frame draw:style-name="gr9" draw:layer="layout" svg:width="0.739cm" svg:height="0.49cm" svg:x="6.069cm" svg:y="3.196cm">
          <draw:text-box>
            <text:p><text:span text:style-name="T3">88</text:span></text:p>
          </draw:text-box>
        </draw:frame>
        <draw:frame draw:style-name="gr9" draw:layer="layout" svg:width="0.739cm" svg:height="0.49cm" svg:x="6.724cm" svg:y="3.872cm">
          <draw:text-box>
            <text:p><text:span text:style-name="T3">20</text:span></text:p>
          </draw:text-box>
        </draw:frame>
        <draw:frame draw:style-name="gr9" draw:layer="layout" svg:width="0.739cm" svg:height="0.49cm" svg:x="6.052cm" svg:y="2.847cm">
          <draw:text-box>
            <text:p><text:span text:style-name="T3">72</text:span></text:p>
          </draw:text-box>
        </draw:frame>
        <draw:frame draw:style-name="gr9" draw:layer="layout" svg:width="0.739cm" svg:height="0.49cm" svg:x="6.037cm" svg:y="2.164cm">
          <draw:text-box>
            <text:p><text:span text:style-name="T3">82</text:span></text:p>
          </draw:text-box>
        </draw:frame>
        <draw:frame draw:style-name="gr9" draw:layer="layout" svg:width="0.739cm" svg:height="0.49cm" svg:x="6.692cm" svg:y="2.84cm">
          <draw:text-box>
            <text:p><text:span text:style-name="T3">10</text:span></text:p>
          </draw:text-box>
        </draw:frame>
        <draw:frame draw:style-name="gr9" draw:text-style-name="P6" draw:layer="layout" svg:width="0.739cm" svg:height="0.49cm" svg:x="5.072cm" svg:y="2.853cm">
          <draw:text-box>
            <text:p text:style-name="P6"><text:span text:style-name="T4">68</text:span></text:p>
          </draw:text-box>
        </draw:frame>
        <draw:frame draw:style-name="gr9" draw:text-style-name="P6" draw:layer="layout" svg:width="0.739cm" svg:height="0.49cm" svg:x="5.057cm" svg:y="2.183cm">
          <draw:text-box>
            <text:p text:style-name="P6"><text:span text:style-name="T4">68</text:span></text:p>
          </draw:text-box>
        </draw:frame>
        <draw:frame draw:style-name="gr9" draw:text-style-name="P6" draw:layer="layout" svg:width="0.739cm" svg:height="0.49cm" svg:x="5.712cm" svg:y="2.859cm">
          <draw:text-box>
            <text:p text:style-name="P6"><text:span text:style-name="T4">0</text:span></text:p>
          </draw:text-box>
        </draw:frame>
        <draw:custom-shape draw:style-name="gr12" draw:text-style-name="P1" draw:layer="layout" svg:width="0.33cm" svg:height="0.33cm" svg:x="2.622cm" svg:y="3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3cm" svg:height="0.33cm" svg:x="2.598cm" svg:y="4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3cm" svg:height="0.33cm" svg:x="3.597cm" svg:y="4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3cm" svg:height="0.33cm" svg:x="4.644cm" svg:y="4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3cm" svg:height="0.33cm" svg:x="5.608cm" svg:y="3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5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09-10T00:51:03</meta:creation-date>
    <dc:date>2012-09-10T23:22:14</dc:date>
    <dc:creator>Darran Kartaschew</dc:creator>
    <meta:editing-duration>PT51M20S</meta:editing-duration>
    <meta:editing-cycles>8</meta:editing-cycles>
    <meta:generator>OpenOffice.org/3.4$Solaris_x86 OpenOffice.org_project/340m1$Build-9590</meta:generator>
    <meta:document-statistic meta:object-count="623"/>
  </office:meta>
</office:document-meta>
</file>